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Garamond1" svg:font-family="Garamond" style:font-adornments="Normal" style:font-family-generic="roman" style:font-pitch="variable"/>
    <style:font-face style:name="Garamond Premr Pro" svg:font-family="'Garamond Premr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d571a" officeooo:paragraph-rsid="001d571a"/>
    </style:style>
    <style:style style:name="P2" style:family="paragraph" style:parent-style-name="Standard" style:master-page-name="First_20_Page">
      <style:paragraph-properties style:page-number="auto"/>
      <style:text-properties officeooo:rsid="001d571a" officeooo:paragraph-rsid="001d571a"/>
    </style:style>
    <style:style style:name="P3" style:family="paragraph" style:parent-style-name="Text_20_body">
      <style:text-properties style:font-name="Garamond"/>
    </style:style>
    <style:style style:name="P4" style:family="paragraph" style:parent-style-name="Text_20_body">
      <style:paragraph-properties fo:line-height="150%"/>
      <style:text-properties style:font-name="Garamond" officeooo:rsid="001d674d" officeooo:paragraph-rsid="001d674d"/>
    </style:style>
    <style:style style:name="P5" style:family="paragraph" style:parent-style-name="Text_20_body">
      <style:text-properties style:font-name="Garamond" officeooo:rsid="001d674d" officeooo:paragraph-rsid="001d674d"/>
    </style:style>
    <style:style style:name="P6" style:family="paragraph" style:parent-style-name="Heading_20_2">
      <style:text-properties style:font-name="Gill Sans MT" fo:font-weight="normal" officeooo:rsid="001d674d" officeooo:paragraph-rsid="001d674d" style:font-weight-asian="normal" style:font-weight-complex="normal"/>
    </style:style>
    <style:style style:name="P7" style:family="paragraph" style:parent-style-name="Heading_20_1">
      <style:paragraph-properties fo:break-before="page"/>
      <style:text-properties style:font-name="Gill Sans MT" fo:font-weight="normal" officeooo:rsid="001d674d" officeooo:paragraph-rsid="001d674d" style:font-weight-asian="normal" style:font-weight-complex="normal"/>
    </style:style>
    <style:style style:name="P8" style:family="paragraph" style:parent-style-name="Heading_20_3">
      <style:text-properties officeooo:paragraph-rsid="001d674d"/>
    </style:style>
    <style:style style:name="P9" style:family="paragraph" style:parent-style-name="Quotations">
      <style:paragraph-properties fo:margin-left="0cm" fo:margin-right="1cm" fo:text-indent="0cm" style:auto-text-indent="false" fo:break-before="page"/>
      <style:text-properties style:font-name="Gill Sans MT" officeooo:rsid="001ffcad" officeooo:paragraph-rsid="001ffcad"/>
    </style:style>
    <style:style style:name="T1" style:family="text">
      <style:text-properties officeooo:rsid="001d674d"/>
    </style:style>
    <style:style style:name="T2" style:family="text">
      <style:text-properties style:font-name="Gill Sans MT"/>
    </style:style>
    <style:style style:name="T3" style:family="text">
      <style:text-properties style:font-name="Gill Sans MT" officeooo:rsid="001d674d"/>
    </style:style>
    <style:style style:name="T4" style:family="text">
      <style:text-properties style:font-name="Gill Sans MT" fo:font-weight="normal" style:font-weight-asian="normal" style:font-weight-complex="normal"/>
    </style:style>
    <style:style style:name="T5" style:family="text">
      <style:text-properties style:font-name="Gill Sans MT" fo:font-weight="normal" officeooo:rsid="001d674d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674d" style:font-weight-asian="normal" style:font-weight-complex="normal"/>
    </style:style>
    <style:style style:name="T8" style:family="text">
      <style:text-properties officeooo:rsid="001fe5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oto Picker</text:p>
      <text:p text:style-name="P9">Random quote about photography and time and timeconuming tasks</text:p>
      <text:h text:style-name="P7" text:outline-level="1"><text:span text:style-name="T8">Intoduction</text:span></text:h>
      <text:p text:style-name="P4"/>
      <text:h text:style-name="P6" text:outline-level="2">Title 2</text:h>
      <text:p text:style-name="P3"><text:span text:style-name="T1">B</text:span>la</text:p>
      <text:h text:style-name="P8" text:outline-level="3"><text:span text:style-name="T5">Title 3</text:span></text:h>
      <text:p text:style-name="P5"><text:span text:style-name="T6">Bla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Garamond1" svg:font-family="Garamond" style:font-adornments="Normal" style:font-family-generic="roman" style:font-pitch="variable"/>
    <style:font-face style:name="Garamond Premr Pro" svg:font-family="'Garamond Premr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Garamond1" fo:font-family="Garamond" style:font-style-name="Normal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ext:p text:style-name="Footer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3S</meta:editing-duration>
    <meta:editing-cycles>6</meta:editing-cycles>
    <meta:generator>LibreOffice/5.1.1.3$Windows_X86_64 LibreOffice_project/89f508ef3ecebd2cfb8e1def0f0ba9a803b88a6d</meta:generator>
    <dc:date>2016-05-19T18:42:10.846000000</dc:date>
    <meta:document-statistic meta:table-count="0" meta:image-count="0" meta:object-count="0" meta:page-count="4" meta:paragraph-count="8" meta:word-count="19" meta:character-count="106" meta:non-whitespace-character-count="95"/>
    <meta:user-defined meta:name="Info 1"/>
    <meta:user-defined meta:name="Info 2"/>
    <meta:user-defined meta:name="Info 3"/>
    <meta:user-defined meta:name="Info 4"/>
  </office:meta>
</office:document-meta>
</file>